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4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40" table:default-cell-style-name="Default"/>
        <table:table-column table:style-name="co4" table:number-columns-repeated="958" table:default-cell-style-name="Default"/>
        <table:table-row table:style-name="ro1">
          <table:table-cell table:style-name="ce5"/>
          <table:table-cell/>
          <table:table-cell table:style-name="ce9" office:value-type="float" office:value="1" calcext:value-type="float">
            <text:p>1</text:p>
          </table:table-cell>
          <table:table-cell table:style-name="ce12" table:number-columns-repeated="2"/>
          <table:table-cell table:style-name="ce13"/>
          <table:table-cell table:style-name="ce9" office:value-type="float" office:value="2" calcext:value-type="float">
            <text:p>2</text:p>
          </table:table-cell>
          <table:table-cell table:style-name="ce12" table:number-columns-repeated="2"/>
          <table:table-cell table:style-name="ce13"/>
          <table:table-cell table:style-name="ce9" office:value-type="float" office:value="3" calcext:value-type="float">
            <text:p>3</text:p>
          </table:table-cell>
          <table:table-cell table:style-name="ce12" table:number-columns-repeated="2"/>
          <table:table-cell table:style-name="ce13"/>
          <table:table-cell table:style-name="ce9" office:value-type="float" office:value="4" calcext:value-type="float">
            <text:p>4</text:p>
          </table:table-cell>
          <table:table-cell table:style-name="ce12" table:number-columns-repeated="2"/>
          <table:table-cell table:style-name="ce13"/>
          <table:table-cell table:style-name="ce9" office:value-type="float" office:value="5" calcext:value-type="float">
            <text:p>5</text:p>
          </table:table-cell>
          <table:table-cell table:style-name="ce12" table:number-columns-repeated="2"/>
          <table:table-cell table:style-name="ce13"/>
          <table:table-cell table:style-name="ce9" office:value-type="float" office:value="6" calcext:value-type="float">
            <text:p>6</text:p>
          </table:table-cell>
          <table:table-cell table:style-name="ce12" table:number-columns-repeated="2"/>
          <table:table-cell table:style-name="ce13"/>
          <table:table-cell table:style-name="ce16" office:value-type="float" office:value="7" calcext:value-type="float">
            <text:p>7</text:p>
          </table:table-cell>
          <table:table-cell table:style-name="ce12" table:number-columns-repeated="3"/>
          <table:table-cell table:style-name="ce16" office:value-type="float" office:value="8" calcext:value-type="float">
            <text:p>8</text:p>
          </table:table-cell>
          <table:table-cell table:style-name="ce12" table:number-columns-repeated="3"/>
          <table:table-cell table:style-name="ce16" office:value-type="float" office:value="9" calcext:value-type="float">
            <text:p>9</text:p>
          </table:table-cell>
          <table:table-cell table:style-name="ce12" table:number-columns-repeated="3"/>
          <table:table-cell table:style-name="ce16" office:value-type="float" office:value="10" calcext:value-type="float">
            <text:p>10</text:p>
          </table:table-cell>
          <table:table-cell table:style-name="ce12" table:number-columns-repeated="3"/>
          <table:table-cell table:style-name="ce16" office:value-type="float" office:value="11" calcext:value-type="float">
            <text:p>11</text:p>
          </table:table-cell>
          <table:table-cell table:style-name="ce12" table:number-columns-repeated="3"/>
          <table:table-cell table:style-name="ce16" office:value-type="float" office:value="12" calcext:value-type="float">
            <text:p>12</text:p>
          </table:table-cell>
          <table:table-cell table:style-name="ce12" table:number-columns-repeated="3"/>
          <table:table-cell table:style-name="ce16" office:value-type="float" office:value="13" calcext:value-type="float">
            <text:p>13</text:p>
          </table:table-cell>
          <table:table-cell table:style-name="ce12" table:number-columns-repeated="3"/>
          <table:table-cell table:style-name="ce16" office:value-type="float" office:value="14" calcext:value-type="float">
            <text:p>14</text:p>
          </table:table-cell>
          <table:table-cell table:style-name="ce12" table:number-columns-repeated="3"/>
          <table:table-cell table:style-name="ce16" office:value-type="float" office:value="15" calcext:value-type="float">
            <text:p>15</text:p>
          </table:table-cell>
          <table:table-cell table:style-name="ce12" table:number-columns-repeated="3"/>
          <table:table-cell table:style-name="ce16" office:value-type="float" office:value="16" calcext:value-type="float">
            <text:p>16</text:p>
          </table:table-cell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/>
          <table:table-cell table:style-name="ce5" table:number-columns-repeated="844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.5" calcext:value-type="float">
            <text:p>15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.15" calcext:value-type="float">
            <text:p>17.15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C2]+[.E2]+[.$B$3]" office:value-type="float" office:value="20.45" calcext:value-type="float">
            <text:p>20.45</text:p>
          </table:table-cell>
          <table:table-cell table:formula="of:=[.D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G2]+[.I2]+[.$B$3]" office:value-type="float" office:value="37.05" calcext:value-type="float">
            <text:p>37.05</text:p>
          </table:table-cell>
          <table:table-cell table:formula="of:=[.H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K2]+[.M2]+[.$B$3]" office:value-type="float" office:value="53.65" calcext:value-type="float">
            <text:p>53.65</text:p>
          </table:table-cell>
          <table:table-cell table:formula="of:=[.L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O2]+[.Q2]+[.$B$3]" office:value-type="float" office:value="70.25" calcext:value-type="float">
            <text:p>70.25</text:p>
          </table:table-cell>
          <table:table-cell table:formula="of:=[.P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S2]+[.U2]+[.$B$3]" office:value-type="float" office:value="86.85" calcext:value-type="float">
            <text:p>86.85</text:p>
          </table:table-cell>
          <table:table-cell table:formula="of:=[.T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W2]+[.Y2]+[.$B$3]" office:value-type="float" office:value="103.45" calcext:value-type="float">
            <text:p>103.45</text:p>
          </table:table-cell>
          <table:table-cell table:formula="of:=[.X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A2]+[.AC2]+[.$B$3]" office:value-type="float" office:value="120.05" calcext:value-type="float">
            <text:p>120.05</text:p>
          </table:table-cell>
          <table:table-cell table:formula="of:=[.AB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E2]+[.AG2]+[.$B$3]" office:value-type="float" office:value="136.65" calcext:value-type="float">
            <text:p>136.65</text:p>
          </table:table-cell>
          <table:table-cell table:formula="of:=[.AF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I2]+[.AK2]+[.$B$3]" office:value-type="float" office:value="153.25" calcext:value-type="float">
            <text:p>153.25</text:p>
          </table:table-cell>
          <table:table-cell table:formula="of:=[.AJ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M2]+[.AO2]+[.$B$3]" office:value-type="float" office:value="169.85" calcext:value-type="float">
            <text:p>169.85</text:p>
          </table:table-cell>
          <table:table-cell table:formula="of:=[.AN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Q2]+[.AS2]+[.$B$3]" office:value-type="float" office:value="186.45" calcext:value-type="float">
            <text:p>186.45</text:p>
          </table:table-cell>
          <table:table-cell table:formula="of:=[.AR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U2]+[.AW2]+[.$B$3]" office:value-type="float" office:value="203.05" calcext:value-type="float">
            <text:p>203.05</text:p>
          </table:table-cell>
          <table:table-cell table:formula="of:=[.AV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AY2]+[.BA2]+[.$B$3]" office:value-type="float" office:value="219.65" calcext:value-type="float">
            <text:p>219.65</text:p>
          </table:table-cell>
          <table:table-cell table:formula="of:=[.AZ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BC2]+[.BE2]+[.$B$3]" office:value-type="float" office:value="236.25" calcext:value-type="float">
            <text:p>236.25</text:p>
          </table:table-cell>
          <table:table-cell table:formula="of:=[.BD2]" office:value-type="float" office:value="0" calcext:value-type="float">
            <text:p>0</text:p>
          </table:table-cell>
          <table:table-cell table:style-name="ce11" table:formula="of:=[.$B$5]" office:value-type="float" office:value="13.3" calcext:value-type="float">
            <text:p>13.3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style-name="ce4" table:formula="of:=[.BG2]+[.BI2]+[.$B$3]" office:value-type="float" office:value="252.85" calcext:value-type="float">
            <text:p>252.8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.15" calcext:value-type="float">
            <text:p>17.15</text:p>
          </table:table-cell>
          <table:table-cell table:style-name="ce7" table:formula="of:=[.$B$4]" office:value-type="float" office:value="9" calcext:value-type="float">
            <text:p>9</text:p>
          </table:table-cell>
          <table:table-cell table:formula="of:=[.BK2]+[.BM2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gap</text:p>
          </table:table-cell>
          <table:table-cell table:style-name="ce8" office:value-type="float" office:value="3.3" calcext:value-type="float">
            <text:p>3.3</text:p>
          </table:table-cell>
          <table:table-cell table:style-name="ce4" table:formula="of:=[.C2]" office:value-type="float" office:value="0" calcext:value-type="float">
            <text:p>0</text:p>
          </table:table-cell>
          <table:table-cell table:formula="of:=[.D2]+[.F2]+[.$B$3]" office:value-type="float" office:value="12.3" calcext:value-type="float">
            <text:p>12.3</text:p>
          </table:table-cell>
          <table:table-cell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C3]+[.E3]+[.$B$3]" office:value-type="float" office:value="18.8" calcext:value-type="float">
            <text:p>18.8</text:p>
          </table:table-cell>
          <table:table-cell table:formula="of:=[.D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G3]+[.I3]+[.$B$3]" office:value-type="float" office:value="37.6" calcext:value-type="float">
            <text:p>37.6</text:p>
          </table:table-cell>
          <table:table-cell table:formula="of:=[.H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K3]+[.M3]+[.$B$3]" office:value-type="float" office:value="56.4" calcext:value-type="float">
            <text:p>56.4</text:p>
          </table:table-cell>
          <table:table-cell table:formula="of:=[.L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O3]+[.Q3]+[.$B$3]" office:value-type="float" office:value="75.2" calcext:value-type="float">
            <text:p>75.2</text:p>
          </table:table-cell>
          <table:table-cell table:formula="of:=[.P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S3]+[.U3]+[.$B$3]" office:value-type="float" office:value="94" calcext:value-type="float">
            <text:p>94</text:p>
          </table:table-cell>
          <table:table-cell table:formula="of:=[.T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W3]+[.Y3]+[.$B$3]" office:value-type="float" office:value="112.8" calcext:value-type="float">
            <text:p>112.8</text:p>
          </table:table-cell>
          <table:table-cell table:formula="of:=[.X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A3]+[.AC3]+[.$B$3]" office:value-type="float" office:value="131.6" calcext:value-type="float">
            <text:p>131.6</text:p>
          </table:table-cell>
          <table:table-cell table:formula="of:=[.AB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E3]+[.AG3]+[.$B$3]" office:value-type="float" office:value="150.4" calcext:value-type="float">
            <text:p>150.4</text:p>
          </table:table-cell>
          <table:table-cell table:formula="of:=[.AF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I3]+[.AK3]+[.$B$3]" office:value-type="float" office:value="169.2" calcext:value-type="float">
            <text:p>169.2</text:p>
          </table:table-cell>
          <table:table-cell table:formula="of:=[.AJ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M3]+[.AO3]+[.$B$3]" office:value-type="float" office:value="188" calcext:value-type="float">
            <text:p>188</text:p>
          </table:table-cell>
          <table:table-cell table:formula="of:=[.AN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Q3]+[.AS3]+[.$B$3]" office:value-type="float" office:value="206.8" calcext:value-type="float">
            <text:p>206.8</text:p>
          </table:table-cell>
          <table:table-cell table:formula="of:=[.AR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U3]+[.AW3]+[.$B$3]" office:value-type="float" office:value="225.6" calcext:value-type="float">
            <text:p>225.6</text:p>
          </table:table-cell>
          <table:table-cell table:formula="of:=[.AV3]" office:value-type="float" office:value="12.3" calcext:value-type="float">
            <text:p>12.3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Y3]+[.BA3]+[.$B$3]" office:value-type="float" office:value="244.4" calcext:value-type="float">
            <text:p>244.4</text:p>
          </table:table-cell>
          <table:table-cell table:formula="of:=[.AZ3]" office:value-type="float" office:value="12.3" calcext:value-type="float">
            <text:p>12.3</text:p>
          </table:table-cell>
          <table:table-cell table:style-name="ce15" office:value-type="float" office:value="25.6" calcext:value-type="float">
            <text:p>25.6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 table:formula="of:=[.BC3]+[.BE3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FN height</text:p>
          </table:table-cell>
          <table:table-cell office:value-type="float" office:value="9" calcext:value-type="float">
            <text:p>9</text:p>
          </table:table-cell>
          <table:table-cell table:style-name="ce4" table:formula="of:=[.C3]" office:value-type="float" office:value="0" calcext:value-type="float">
            <text:p>0</text:p>
          </table:table-cell>
          <table:table-cell table:formula="of:=[.D3]+[.F3]+[.$B$3]" office:value-type="float" office:value="31.1" calcext:value-type="float">
            <text:p>31.1</text:p>
          </table:table-cell>
          <table:table-cell table:style-name="ce5" office:value-type="float" office:value="25.6" calcext:value-type="float">
            <text:p>25.6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C4]+[.E4]+[.$B$3]" office:value-type="float" office:value="28.9" calcext:value-type="float">
            <text:p>28.9</text:p>
          </table:table-cell>
          <table:table-cell table:formula="of:=[.D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G4]+[.I4]+[.$B$3]" office:value-type="float" office:value="47.7" calcext:value-type="float">
            <text:p>47.7</text:p>
          </table:table-cell>
          <table:table-cell table:formula="of:=[.H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K4]+[.M4]+[.$B$3]" office:value-type="float" office:value="66.5" calcext:value-type="float">
            <text:p>66.5</text:p>
          </table:table-cell>
          <table:table-cell table:formula="of:=[.L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O4]+[.Q4]+[.$B$3]" office:value-type="float" office:value="85.3" calcext:value-type="float">
            <text:p>85.3</text:p>
          </table:table-cell>
          <table:table-cell table:formula="of:=[.P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S4]+[.U4]+[.$B$3]" office:value-type="float" office:value="104.1" calcext:value-type="float">
            <text:p>104.1</text:p>
          </table:table-cell>
          <table:table-cell table:formula="of:=[.T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W4]+[.Y4]+[.$B$3]" office:value-type="float" office:value="122.9" calcext:value-type="float">
            <text:p>122.9</text:p>
          </table:table-cell>
          <table:table-cell table:formula="of:=[.X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A4]+[.AC4]+[.$B$3]" office:value-type="float" office:value="141.7" calcext:value-type="float">
            <text:p>141.7</text:p>
          </table:table-cell>
          <table:table-cell table:formula="of:=[.AB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E4]+[.AG4]+[.$B$3]" office:value-type="float" office:value="160.5" calcext:value-type="float">
            <text:p>160.5</text:p>
          </table:table-cell>
          <table:table-cell table:formula="of:=[.AF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I4]+[.AK4]+[.$B$3]" office:value-type="float" office:value="179.3" calcext:value-type="float">
            <text:p>179.3</text:p>
          </table:table-cell>
          <table:table-cell table:formula="of:=[.AJ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M4]+[.AO4]+[.$B$3]" office:value-type="float" office:value="198.1" calcext:value-type="float">
            <text:p>198.1</text:p>
          </table:table-cell>
          <table:table-cell table:formula="of:=[.AN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Q4]+[.AS4]+[.$B$3]" office:value-type="float" office:value="216.9" calcext:value-type="float">
            <text:p>216.9</text:p>
          </table:table-cell>
          <table:table-cell table:formula="of:=[.AR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U4]+[.AW4]+[.$B$3]" office:value-type="float" office:value="235.7" calcext:value-type="float">
            <text:p>235.7</text:p>
          </table:table-cell>
          <table:table-cell table:formula="of:=[.AV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Y4]+[.BA4]+[.$B$3]" office:value-type="float" office:value="254.5" calcext:value-type="float">
            <text:p>254.5</text:p>
          </table:table-cell>
          <table:table-cell table:formula="of:=[.AZ4]" office:value-type="float" office:value="31.1" calcext:value-type="float">
            <text:p>31.1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 table:formula="of:=[.BC4]+[.BE4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FN width</text:p>
          </table:table-cell>
          <table:table-cell office:value-type="float" office:value="13.3" calcext:value-type="float">
            <text:p>13.3</text:p>
          </table:table-cell>
          <table:table-cell table:style-name="ce4" table:formula="of:=[.C4]" office:value-type="float" office:value="0" calcext:value-type="float">
            <text:p>0</text:p>
          </table:table-cell>
          <table:table-cell table:formula="of:=[.D4]+[.F4]+[.$B$3]" office:value-type="float" office:value="49.9" calcext:value-type="float">
            <text:p>49.9</text:p>
          </table:table-cell>
          <table:table-cell table:style-name="ce5" office:value-type="float" office:value="29.95" calcext:value-type="float">
            <text:p>29.9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C5]+[.E5]+[.$B$3]" office:value-type="float" office:value="33.25" calcext:value-type="float">
            <text:p>33.25</text:p>
          </table:table-cell>
          <table:table-cell table:formula="of:=[.D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G5]+[.I5]+[.$B$3]" office:value-type="float" office:value="52.05" calcext:value-type="float">
            <text:p>52.05</text:p>
          </table:table-cell>
          <table:table-cell table:formula="of:=[.H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K5]+[.M5]+[.$B$3]" office:value-type="float" office:value="70.85" calcext:value-type="float">
            <text:p>70.85</text:p>
          </table:table-cell>
          <table:table-cell table:formula="of:=[.L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O5]+[.Q5]+[.$B$3]" office:value-type="float" office:value="89.65" calcext:value-type="float">
            <text:p>89.65</text:p>
          </table:table-cell>
          <table:table-cell table:formula="of:=[.P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S5]+[.U5]+[.$B$3]" office:value-type="float" office:value="108.45" calcext:value-type="float">
            <text:p>108.45</text:p>
          </table:table-cell>
          <table:table-cell table:formula="of:=[.T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W5]+[.Y5]+[.$B$3]" office:value-type="float" office:value="127.25" calcext:value-type="float">
            <text:p>127.25</text:p>
          </table:table-cell>
          <table:table-cell table:formula="of:=[.X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A5]+[.AC5]+[.$B$3]" office:value-type="float" office:value="146.05" calcext:value-type="float">
            <text:p>146.05</text:p>
          </table:table-cell>
          <table:table-cell table:formula="of:=[.AB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E5]+[.AG5]+[.$B$3]" office:value-type="float" office:value="164.85" calcext:value-type="float">
            <text:p>164.85</text:p>
          </table:table-cell>
          <table:table-cell table:formula="of:=[.AF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I5]+[.AK5]+[.$B$3]" office:value-type="float" office:value="183.65" calcext:value-type="float">
            <text:p>183.65</text:p>
          </table:table-cell>
          <table:table-cell table:formula="of:=[.AJ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M5]+[.AO5]+[.$B$3]" office:value-type="float" office:value="202.45" calcext:value-type="float">
            <text:p>202.45</text:p>
          </table:table-cell>
          <table:table-cell table:formula="of:=[.AN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Q5]+[.AS5]+[.$B$3]" office:value-type="float" office:value="221.25" calcext:value-type="float">
            <text:p>221.25</text:p>
          </table:table-cell>
          <table:table-cell table:formula="of:=[.AR5]" office:value-type="float" office:value="49.9" calcext:value-type="float">
            <text:p>49.9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U5]+[.AW5]+[.$B$3]" office:value-type="float" office:value="240.05" calcext:value-type="float">
            <text:p>240.05</text:p>
          </table:table-cell>
          <table:table-cell table:formula="of:=[.AV5]" office:value-type="float" office:value="49.9" calcext:value-type="float">
            <text:p>49.9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/>
          <table:table-cell/>
          <table:table-cell table:style-name="ce11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formula="of:=[.AY5]+[.BA5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style-name="ce4" table:formula="of:=[.C5]" office:value-type="float" office:value="0" calcext:value-type="float">
            <text:p>0</text:p>
          </table:table-cell>
          <table:table-cell table:formula="of:=[.D5]+[.F5]+[.$B$3]" office:value-type="float" office:value="68.7" calcext:value-type="float">
            <text:p>68.7</text:p>
          </table:table-cell>
          <table:table-cell table:style-name="ce5" office:value-type="float" office:value="37.7" calcext:value-type="float">
            <text:p>37.7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C6]+[.E6]+[.$B$3]" office:value-type="float" office:value="41" calcext:value-type="float">
            <text:p>41</text:p>
          </table:table-cell>
          <table:table-cell table:formula="of:=[.D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G6]+[.I6]+[.$B$3]" office:value-type="float" office:value="59.8" calcext:value-type="float">
            <text:p>59.8</text:p>
          </table:table-cell>
          <table:table-cell table:formula="of:=[.H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K6]+[.M6]+[.$B$3]" office:value-type="float" office:value="78.6" calcext:value-type="float">
            <text:p>78.6</text:p>
          </table:table-cell>
          <table:table-cell table:formula="of:=[.L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O6]+[.Q6]+[.$B$3]" office:value-type="float" office:value="97.4" calcext:value-type="float">
            <text:p>97.4</text:p>
          </table:table-cell>
          <table:table-cell table:formula="of:=[.P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S6]+[.U6]+[.$B$3]" office:value-type="float" office:value="116.2" calcext:value-type="float">
            <text:p>116.2</text:p>
          </table:table-cell>
          <table:table-cell table:formula="of:=[.T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W6]+[.Y6]+[.$B$3]" office:value-type="float" office:value="135" calcext:value-type="float">
            <text:p>135</text:p>
          </table:table-cell>
          <table:table-cell table:formula="of:=[.X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A6]+[.AC6]+[.$B$3]" office:value-type="float" office:value="153.8" calcext:value-type="float">
            <text:p>153.8</text:p>
          </table:table-cell>
          <table:table-cell table:formula="of:=[.AB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E6]+[.AG6]+[.$B$3]" office:value-type="float" office:value="172.6" calcext:value-type="float">
            <text:p>172.6</text:p>
          </table:table-cell>
          <table:table-cell table:formula="of:=[.AF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I6]+[.AK6]+[.$B$3]" office:value-type="float" office:value="191.4" calcext:value-type="float">
            <text:p>191.4</text:p>
          </table:table-cell>
          <table:table-cell table:formula="of:=[.AJ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M6]+[.AO6]+[.$B$3]" office:value-type="float" office:value="210.2" calcext:value-type="float">
            <text:p>210.2</text:p>
          </table:table-cell>
          <table:table-cell table:formula="of:=[.AN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Q6]+[.AS6]+[.$B$3]" office:value-type="float" office:value="229" calcext:value-type="float">
            <text:p>229</text:p>
          </table:table-cell>
          <table:table-cell table:formula="of:=[.AR6]" office:value-type="float" office:value="68.7" calcext:value-type="float">
            <text:p>68.7</text:p>
          </table:table-cell>
          <table:table-cell table:style-name="ce15" office:value-type="float" office:value="22.2" calcext:value-type="float">
            <text:p>22.2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U6]+[.AW6]+[.$B$3]" office:value-type="float" office:value="254.5" calcext:value-type="float">
            <text:p>254.5</text:p>
          </table:table-cell>
          <table:table-cell table:formula="of:=[.AV6]" office:value-type="float" office:value="68.7" calcext:value-type="float">
            <text:p>68.7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/>
          <table:table-cell/>
          <table:table-cell table:style-name="ce11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formula="of:=[.AY6]+[.BA6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style-name="ce4" table:formula="of:=[.C6]" office:value-type="float" office:value="0" calcext:value-type="float">
            <text:p>0</text:p>
          </table:table-cell>
          <table:table-cell table:formula="of:=[.D6]+[.F6]+[.$B$3]" office:value-type="float" office:value="87.5" calcext:value-type="float">
            <text:p>87.5</text:p>
          </table:table-cell>
          <table:table-cell table:style-name="ce5" office:value-type="float" office:value="18.9" calcext:value-type="float">
            <text:p>18.9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C7]+[.E7]+[.$B$3]" office:value-type="float" office:value="22.2" calcext:value-type="float">
            <text:p>22.2</text:p>
          </table:table-cell>
          <table:table-cell table:formula="of:=[.D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G7]+[.I7]+[.$B$3]" office:value-type="float" office:value="41" calcext:value-type="float">
            <text:p>41</text:p>
          </table:table-cell>
          <table:table-cell table:formula="of:=[.H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K7]+[.M7]+[.$B$3]" office:value-type="float" office:value="59.8" calcext:value-type="float">
            <text:p>59.8</text:p>
          </table:table-cell>
          <table:table-cell table:formula="of:=[.L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O7]+[.Q7]+[.$B$3]" office:value-type="float" office:value="78.6" calcext:value-type="float">
            <text:p>78.6</text:p>
          </table:table-cell>
          <table:table-cell table:formula="of:=[.P7]" office:value-type="float" office:value="87.5" calcext:value-type="float">
            <text:p>87.5</text:p>
          </table:table-cell>
          <table:table-cell table:style-name="ce15" office:value-type="float" office:value="92" calcext:value-type="float">
            <text:p>92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S7]+[.U7]+[.$B$3]" office:value-type="float" office:value="173.9" calcext:value-type="float">
            <text:p>173.9</text:p>
          </table:table-cell>
          <table:table-cell table:formula="of:=[.T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W7]+[.Y7]+[.$B$3]" office:value-type="float" office:value="192.7" calcext:value-type="float">
            <text:p>192.7</text:p>
          </table:table-cell>
          <table:table-cell table:formula="of:=[.X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A7]+[.AC7]+[.$B$3]" office:value-type="float" office:value="211.5" calcext:value-type="float">
            <text:p>211.5</text:p>
          </table:table-cell>
          <table:table-cell table:formula="of:=[.AB7]" office:value-type="float" office:value="87.5" calcext:value-type="float">
            <text:p>87.5</text:p>
          </table:table-cell>
          <table:table-cell table:style-name="ce15" office:value-type="float" office:value="20.9" calcext:value-type="float">
            <text:p>20.9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E7]+[.AG7]+[.$B$3]" office:value-type="float" office:value="235.7" calcext:value-type="float">
            <text:p>235.7</text:p>
          </table:table-cell>
          <table:table-cell table:formula="of:=[.AF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I7]+[.AK7]+[.$B$3]" office:value-type="float" office:value="254.5" calcext:value-type="float">
            <text:p>254.5</text:p>
          </table:table-cell>
          <table:table-cell table:formula="of:=[.AJ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 table:formula="of:=[.AM7]+[.AO7]+[.$B$3]" office:value-type="float" office:value="273.3" calcext:value-type="float">
            <text:p>273.3</text:p>
          </table:table-cell>
          <table:table-cell table:formula="of:=[.AN7]" office:value-type="float" office:value="87.5" calcext:value-type="float">
            <text:p>87.5</text:p>
          </table:table-cell>
          <table:table-cell table:style-name="ce11" table:formula="of:=[.$B$2]" office:value-type="float" office:value="15.5" calcext:value-type="float">
            <text:p>15.5</text:p>
          </table:table-cell>
          <table:table-cell table:style-name="ce7" table:formula="of:=[.$B$2]" office:value-type="float" office:value="15.5" calcext:value-type="float">
            <text:p>15.5</text:p>
          </table:table-cell>
          <table:table-cell table:style-name="ce4"/>
          <table:table-cell/>
          <table:table-cell table:style-name="ce11"/>
          <table:table-cell table:style-name="ce7"/>
          <table:table-cell table:style-name="ce4"/>
          <table:table-cell/>
          <table:table-cell table:style-name="ce11"/>
          <table:table-cell table:style-name="ce7"/>
          <table:table-cell table:style-name="ce4"/>
          <table:table-cell/>
          <table:table-cell table:style-name="ce11"/>
          <table:table-cell table:style-name="ce7"/>
          <table:table-cell table:style-name="ce17"/>
          <table:table-cell table:number-columns-repeated="2"/>
          <table:table-cell table:style-name="ce7"/>
          <table:table-cell table:number-columns-repeated="3"/>
          <table:table-cell table:style-name="ce7"/>
          <table:table-cell table:formula="of:=[.AM7]+[.AO7]" office:value-type="float" office:value="270" calcext:value-type="float">
            <text:p>270</text:p>
          </table:table-cell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COM.MICROSOFT.CONCAT(&quot;[&quot;; COM.MICROSOFT.TEXTJOIN(&quot;,&quot;; 1; [.C2:.F2]); &quot;]&quot;)" office:value-type="string" office:string-value="[0,0,17.15,9]" calcext:value-type="string">
            <text:p>[0,0,17.15,9]</text:p>
          </table:table-cell>
          <table:table-cell table:number-columns-repeated="3"/>
          <table:table-cell table:formula="of:=COM.MICROSOFT.CONCAT(&quot;[&quot;; COM.MICROSOFT.TEXTJOIN(&quot;,&quot;; 1; [.G2:.J2]); &quot;]&quot;)" office:value-type="string" office:string-value="[20.45,0,13.3,9]" calcext:value-type="string">
            <text:p>[20.45,0,13.3,9]</text:p>
          </table:table-cell>
          <table:table-cell table:number-columns-repeated="3"/>
          <table:table-cell table:formula="of:=COM.MICROSOFT.CONCAT(&quot;[&quot;; COM.MICROSOFT.TEXTJOIN(&quot;,&quot;; 1; [.K2:.N2]); &quot;]&quot;)" office:value-type="string" office:string-value="[37.05,0,13.3,9]" calcext:value-type="string">
            <text:p>[37.05,0,13.3,9]</text:p>
          </table:table-cell>
          <table:table-cell table:number-columns-repeated="3"/>
          <table:table-cell table:formula="of:=COM.MICROSOFT.CONCAT(&quot;[&quot;; COM.MICROSOFT.TEXTJOIN(&quot;,&quot;; 1; [.O2:.R2]); &quot;]&quot;)" office:value-type="string" office:string-value="[53.65,0,13.3,9]" calcext:value-type="string">
            <text:p>[53.65,0,13.3,9]</text:p>
          </table:table-cell>
          <table:table-cell table:number-columns-repeated="3"/>
          <table:table-cell table:formula="of:=COM.MICROSOFT.CONCAT(&quot;[&quot;; COM.MICROSOFT.TEXTJOIN(&quot;,&quot;; 1; [.S2:.V2]); &quot;]&quot;)" office:value-type="string" office:string-value="[70.25,0,13.3,9]" calcext:value-type="string">
            <text:p>[70.25,0,13.3,9]</text:p>
          </table:table-cell>
          <table:table-cell table:number-columns-repeated="3"/>
          <table:table-cell table:formula="of:=COM.MICROSOFT.CONCAT(&quot;[&quot;; COM.MICROSOFT.TEXTJOIN(&quot;,&quot;; 1; [.W2:.Z2]); &quot;]&quot;)" office:value-type="string" office:string-value="[86.85,0,13.3,9]" calcext:value-type="string">
            <text:p>[86.85,0,13.3,9]</text:p>
          </table:table-cell>
          <table:table-cell table:number-columns-repeated="3"/>
          <table:table-cell table:style-name="ce11" table:formula="of:=COM.MICROSOFT.CONCAT(&quot;[&quot;; COM.MICROSOFT.TEXTJOIN(&quot;,&quot;; 1; [.AA2:.AD2]); &quot;]&quot;)" office:value-type="string" office:string-value="[103.45,0,13.3,9]" calcext:value-type="string">
            <text:p>[103.45,0,13.3,9]</text:p>
          </table:table-cell>
          <table:table-cell table:number-columns-repeated="3"/>
          <table:table-cell table:style-name="ce11" table:formula="of:=COM.MICROSOFT.CONCAT(&quot;[&quot;; COM.MICROSOFT.TEXTJOIN(&quot;,&quot;; 1; [.AE2:.AH2]); &quot;]&quot;)" office:value-type="string" office:string-value="[120.05,0,13.3,9]" calcext:value-type="string">
            <text:p>[120.05,0,13.3,9]</text:p>
          </table:table-cell>
          <table:table-cell table:number-columns-repeated="3"/>
          <table:table-cell table:style-name="ce11" table:formula="of:=COM.MICROSOFT.CONCAT(&quot;[&quot;; COM.MICROSOFT.TEXTJOIN(&quot;,&quot;; 1; [.AI2:.AL2]); &quot;]&quot;)" office:value-type="string" office:string-value="[136.65,0,13.3,9]" calcext:value-type="string">
            <text:p>[136.65,0,13.3,9]</text:p>
          </table:table-cell>
          <table:table-cell table:number-columns-repeated="3"/>
          <table:table-cell table:style-name="ce11" table:formula="of:=COM.MICROSOFT.CONCAT(&quot;[&quot;; COM.MICROSOFT.TEXTJOIN(&quot;,&quot;; 1; [.AM2:.AP2]); &quot;]&quot;)" office:value-type="string" office:string-value="[153.25,0,13.3,9]" calcext:value-type="string">
            <text:p>[153.25,0,13.3,9]</text:p>
          </table:table-cell>
          <table:table-cell table:number-columns-repeated="3"/>
          <table:table-cell table:style-name="ce11" table:formula="of:=COM.MICROSOFT.CONCAT(&quot;[&quot;; COM.MICROSOFT.TEXTJOIN(&quot;,&quot;; 1; [.AQ2:.AT2]); &quot;]&quot;)" office:value-type="string" office:string-value="[169.85,0,13.3,9]" calcext:value-type="string">
            <text:p>[169.85,0,13.3,9]</text:p>
          </table:table-cell>
          <table:table-cell table:number-columns-repeated="3"/>
          <table:table-cell table:style-name="ce11" table:formula="of:=COM.MICROSOFT.CONCAT(&quot;[&quot;; COM.MICROSOFT.TEXTJOIN(&quot;,&quot;; 1; [.AU2:.AX2]); &quot;]&quot;)" office:value-type="string" office:string-value="[186.45,0,13.3,9]" calcext:value-type="string">
            <text:p>[186.45,0,13.3,9]</text:p>
          </table:table-cell>
          <table:table-cell table:number-columns-repeated="3"/>
          <table:table-cell table:style-name="ce11" table:formula="of:=COM.MICROSOFT.CONCAT(&quot;[&quot;; COM.MICROSOFT.TEXTJOIN(&quot;,&quot;; 1; [.AY2:.BB2]); &quot;]&quot;)" office:value-type="string" office:string-value="[203.05,0,13.3,9]" calcext:value-type="string">
            <text:p>[203.05,0,13.3,9]</text:p>
          </table:table-cell>
          <table:table-cell table:number-columns-repeated="3"/>
          <table:table-cell table:style-name="ce11" table:formula="of:=COM.MICROSOFT.CONCAT(&quot;[&quot;; COM.MICROSOFT.TEXTJOIN(&quot;,&quot;; 1; [.BC2:.BF2]); &quot;]&quot;)" office:value-type="string" office:string-value="[219.65,0,13.3,9]" calcext:value-type="string">
            <text:p>[219.65,0,13.3,9]</text:p>
          </table:table-cell>
          <table:table-cell table:number-columns-repeated="3"/>
          <table:table-cell table:style-name="ce11" table:formula="of:=COM.MICROSOFT.CONCAT(&quot;[&quot;; COM.MICROSOFT.TEXTJOIN(&quot;,&quot;; 1; [.BG2:.BJ2]); &quot;]&quot;)" office:value-type="string" office:string-value="[236.25,0,13.3,9]" calcext:value-type="string">
            <text:p>[236.25,0,13.3,9]</text:p>
          </table:table-cell>
          <table:table-cell table:number-columns-repeated="3"/>
          <table:table-cell table:style-name="ce11" table:formula="of:=COM.MICROSOFT.CONCAT(&quot;[&quot;; COM.MICROSOFT.TEXTJOIN(&quot;,&quot;; 1; [.BK2:.BN2]); &quot;]&quot;)" office:value-type="string" office:string-value="[252.85,0,17.15,9]" calcext:value-type="string">
            <text:p>[252.85,0,17.15,9]</text:p>
          </table:table-cell>
          <table:table-cell table:number-columns-repeated="3"/>
          <table:table-cell table:formula="of:=COM.MICROSOFT.CONCAT(COM.MICROSOFT.TEXTJOIN(&quot;,&quot;;1; [.C9:.BN9]); &quot;,&quot;)" office:value-type="string" office:string-value="[0,0,17.15,9],[20.45,0,13.3,9],[37.05,0,13.3,9],[53.65,0,13.3,9],[70.25,0,13.3,9],[86.85,0,13.3,9],[103.45,0,13.3,9],[120.05,0,13.3,9],[136.65,0,13.3,9],[153.25,0,13.3,9],[169.85,0,13.3,9],[186.45,0,13.3,9],[203.05,0,13.3,9],[219.65,0,13.3,9],[236.25,0,13.3,9],[252.85,0,17.15,9]," calcext:value-type="string">
            <text:p>[0,0,17.15,9],[20.45,0,13.3,9],[37.05,0,13.3,9],[53.65,0,13.3,9],[70.25,0,13.3,9],[86.85,0,13.3,9],[103.45,0,13.3,9],[120.05,0,13.3,9],[136.65,0,13.3,9],[153.25,0,13.3,9],[169.85,0,13.3,9],[186.45,0,13.3,9],[203.05,0,13.3,9],[219.65,0,13.3,9],[236.25,0,13.3,9],[252.85,0,17.15,9],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COM.MICROSOFT.CONCAT(&quot;[&quot;; COM.MICROSOFT.TEXTJOIN(&quot;,&quot;; 1; [.C3:.F3]); &quot;]&quot;)" office:value-type="string" office:string-value="[0,12.3,15.5,15.5]" calcext:value-type="string">
            <text:p>[0,12.3,15.5,15.5]</text:p>
          </table:table-cell>
          <table:table-cell table:number-columns-repeated="3"/>
          <table:table-cell table:formula="of:=COM.MICROSOFT.CONCAT(&quot;[&quot;; COM.MICROSOFT.TEXTJOIN(&quot;,&quot;; 1; [.G3:.J3]); &quot;]&quot;)" office:value-type="string" office:string-value="[18.8,12.3,15.5,15.5]" calcext:value-type="string">
            <text:p>[18.8,12.3,15.5,15.5]</text:p>
          </table:table-cell>
          <table:table-cell table:number-columns-repeated="3"/>
          <table:table-cell table:formula="of:=COM.MICROSOFT.CONCAT(&quot;[&quot;; COM.MICROSOFT.TEXTJOIN(&quot;,&quot;; 1; [.K3:.N3]); &quot;]&quot;)" office:value-type="string" office:string-value="[37.6,12.3,15.5,15.5]" calcext:value-type="string">
            <text:p>[37.6,12.3,15.5,15.5]</text:p>
          </table:table-cell>
          <table:table-cell table:number-columns-repeated="3"/>
          <table:table-cell table:formula="of:=COM.MICROSOFT.CONCAT(&quot;[&quot;; COM.MICROSOFT.TEXTJOIN(&quot;,&quot;; 1; [.O3:.R3]); &quot;]&quot;)" office:value-type="string" office:string-value="[56.4,12.3,15.5,15.5]" calcext:value-type="string">
            <text:p>[56.4,12.3,15.5,15.5]</text:p>
          </table:table-cell>
          <table:table-cell table:number-columns-repeated="3"/>
          <table:table-cell table:formula="of:=COM.MICROSOFT.CONCAT(&quot;[&quot;; COM.MICROSOFT.TEXTJOIN(&quot;,&quot;; 1; [.S3:.V3]); &quot;]&quot;)" office:value-type="string" office:string-value="[75.2,12.3,15.5,15.5]" calcext:value-type="string">
            <text:p>[75.2,12.3,15.5,15.5]</text:p>
          </table:table-cell>
          <table:table-cell table:number-columns-repeated="3"/>
          <table:table-cell table:formula="of:=COM.MICROSOFT.CONCAT(&quot;[&quot;; COM.MICROSOFT.TEXTJOIN(&quot;,&quot;; 1; [.W3:.Z3]); &quot;]&quot;)" office:value-type="string" office:string-value="[94,12.3,15.5,15.5]" calcext:value-type="string">
            <text:p>[94,12.3,15.5,15.5]</text:p>
          </table:table-cell>
          <table:table-cell table:number-columns-repeated="3"/>
          <table:table-cell table:style-name="ce11" table:formula="of:=COM.MICROSOFT.CONCAT(&quot;[&quot;; COM.MICROSOFT.TEXTJOIN(&quot;,&quot;; 1; [.AA3:.AD3]); &quot;]&quot;)" office:value-type="string" office:string-value="[112.8,12.3,15.5,15.5]" calcext:value-type="string">
            <text:p>[112.8,12.3,15.5,15.5]</text:p>
          </table:table-cell>
          <table:table-cell table:number-columns-repeated="3"/>
          <table:table-cell table:style-name="ce11" table:formula="of:=COM.MICROSOFT.CONCAT(&quot;[&quot;; COM.MICROSOFT.TEXTJOIN(&quot;,&quot;; 1; [.AE3:.AH3]); &quot;]&quot;)" office:value-type="string" office:string-value="[131.6,12.3,15.5,15.5]" calcext:value-type="string">
            <text:p>[131.6,12.3,15.5,15.5]</text:p>
          </table:table-cell>
          <table:table-cell table:number-columns-repeated="3"/>
          <table:table-cell table:style-name="ce11" table:formula="of:=COM.MICROSOFT.CONCAT(&quot;[&quot;; COM.MICROSOFT.TEXTJOIN(&quot;,&quot;; 1; [.AI3:.AL3]); &quot;]&quot;)" office:value-type="string" office:string-value="[150.4,12.3,15.5,15.5]" calcext:value-type="string">
            <text:p>[150.4,12.3,15.5,15.5]</text:p>
          </table:table-cell>
          <table:table-cell table:number-columns-repeated="3"/>
          <table:table-cell table:style-name="ce11" table:formula="of:=COM.MICROSOFT.CONCAT(&quot;[&quot;; COM.MICROSOFT.TEXTJOIN(&quot;,&quot;; 1; [.AM3:.AP3]); &quot;]&quot;)" office:value-type="string" office:string-value="[169.2,12.3,15.5,15.5]" calcext:value-type="string">
            <text:p>[169.2,12.3,15.5,15.5]</text:p>
          </table:table-cell>
          <table:table-cell table:number-columns-repeated="3"/>
          <table:table-cell table:style-name="ce11" table:formula="of:=COM.MICROSOFT.CONCAT(&quot;[&quot;; COM.MICROSOFT.TEXTJOIN(&quot;,&quot;; 1; [.AQ3:.AT3]); &quot;]&quot;)" office:value-type="string" office:string-value="[188,12.3,15.5,15.5]" calcext:value-type="string">
            <text:p>[188,12.3,15.5,15.5]</text:p>
          </table:table-cell>
          <table:table-cell table:number-columns-repeated="3"/>
          <table:table-cell table:style-name="ce11" table:formula="of:=COM.MICROSOFT.CONCAT(&quot;[&quot;; COM.MICROSOFT.TEXTJOIN(&quot;,&quot;; 1; [.AU3:.AX3]); &quot;]&quot;)" office:value-type="string" office:string-value="[206.8,12.3,15.5,15.5]" calcext:value-type="string">
            <text:p>[206.8,12.3,15.5,15.5]</text:p>
          </table:table-cell>
          <table:table-cell table:number-columns-repeated="3"/>
          <table:table-cell table:style-name="ce11" table:formula="of:=COM.MICROSOFT.CONCAT(&quot;[&quot;; COM.MICROSOFT.TEXTJOIN(&quot;,&quot;; 1; [.AY3:.BB3]); &quot;]&quot;)" office:value-type="string" office:string-value="[225.6,12.3,15.5,15.5]" calcext:value-type="string">
            <text:p>[225.6,12.3,15.5,15.5]</text:p>
          </table:table-cell>
          <table:table-cell table:number-columns-repeated="3"/>
          <table:table-cell table:style-name="ce11" table:formula="of:=COM.MICROSOFT.CONCAT(&quot;[&quot;; COM.MICROSOFT.TEXTJOIN(&quot;,&quot;; 1; [.BC3:.BF3]); &quot;]&quot;)" office:value-type="string" office:string-value="[244.4,12.3,25.6,15.5]" calcext:value-type="string">
            <text:p>[244.4,12.3,25.6,15.5]</text:p>
          </table:table-cell>
          <table:table-cell table:number-columns-repeated="3"/>
          <table:table-cell table:style-name="ce11" table:formula="of:=COM.MICROSOFT.CONCAT(&quot;[&quot;; COM.MICROSOFT.TEXTJOIN(&quot;,&quot;; 1; [.BG3:.BJ3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K3:.BN3]); &quot;]&quot;)" office:value-type="string" office:string-value="[]" calcext:value-type="string">
            <text:p>[]</text:p>
          </table:table-cell>
          <table:table-cell table:number-columns-repeated="3"/>
          <table:table-cell table:formula="of:=COM.MICROSOFT.CONCAT(COM.MICROSOFT.TEXTJOIN(&quot;,&quot;;1; [.C10:.BF10]); &quot;,&quot;)" office:value-type="string" office:string-value="[0,12.3,15.5,15.5],[18.8,12.3,15.5,15.5],[37.6,12.3,15.5,15.5],[56.4,12.3,15.5,15.5],[75.2,12.3,15.5,15.5],[94,12.3,15.5,15.5],[112.8,12.3,15.5,15.5],[131.6,12.3,15.5,15.5],[150.4,12.3,15.5,15.5],[169.2,12.3,15.5,15.5],[188,12.3,15.5,15.5],[206.8,12.3,15.5,15.5],[225.6,12.3,15.5,15.5],[244.4,12.3,25.6,15.5]," calcext:value-type="string">
            <text:p>[0,12.3,15.5,15.5],[18.8,12.3,15.5,15.5],[37.6,12.3,15.5,15.5],[56.4,12.3,15.5,15.5],[75.2,12.3,15.5,15.5],[94,12.3,15.5,15.5],[112.8,12.3,15.5,15.5],[131.6,12.3,15.5,15.5],[150.4,12.3,15.5,15.5],[169.2,12.3,15.5,15.5],[188,12.3,15.5,15.5],[206.8,12.3,15.5,15.5],[225.6,12.3,15.5,15.5],[244.4,12.3,25.6,15.5],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COM.MICROSOFT.CONCAT(&quot;[&quot;; COM.MICROSOFT.TEXTJOIN(&quot;,&quot;; 1; [.C4:.F4]); &quot;]&quot;)" office:value-type="string" office:string-value="[0,31.1,25.6,15.5]" calcext:value-type="string">
            <text:p>[0,31.1,25.6,15.5]</text:p>
          </table:table-cell>
          <table:table-cell table:number-columns-repeated="3"/>
          <table:table-cell table:formula="of:=COM.MICROSOFT.CONCAT(&quot;[&quot;; COM.MICROSOFT.TEXTJOIN(&quot;,&quot;; 1; [.G4:.J4]); &quot;]&quot;)" office:value-type="string" office:string-value="[28.9,31.1,15.5,15.5]" calcext:value-type="string">
            <text:p>[28.9,31.1,15.5,15.5]</text:p>
          </table:table-cell>
          <table:table-cell table:number-columns-repeated="3"/>
          <table:table-cell table:formula="of:=COM.MICROSOFT.CONCAT(&quot;[&quot;; COM.MICROSOFT.TEXTJOIN(&quot;,&quot;; 1; [.K4:.N4]); &quot;]&quot;)" office:value-type="string" office:string-value="[47.7,31.1,15.5,15.5]" calcext:value-type="string">
            <text:p>[47.7,31.1,15.5,15.5]</text:p>
          </table:table-cell>
          <table:table-cell table:number-columns-repeated="3"/>
          <table:table-cell table:formula="of:=COM.MICROSOFT.CONCAT(&quot;[&quot;; COM.MICROSOFT.TEXTJOIN(&quot;,&quot;; 1; [.O4:.R4]); &quot;]&quot;)" office:value-type="string" office:string-value="[66.5,31.1,15.5,15.5]" calcext:value-type="string">
            <text:p>[66.5,31.1,15.5,15.5]</text:p>
          </table:table-cell>
          <table:table-cell table:number-columns-repeated="3"/>
          <table:table-cell table:formula="of:=COM.MICROSOFT.CONCAT(&quot;[&quot;; COM.MICROSOFT.TEXTJOIN(&quot;,&quot;; 1; [.S4:.V4]); &quot;]&quot;)" office:value-type="string" office:string-value="[85.3,31.1,15.5,15.5]" calcext:value-type="string">
            <text:p>[85.3,31.1,15.5,15.5]</text:p>
          </table:table-cell>
          <table:table-cell table:number-columns-repeated="3"/>
          <table:table-cell table:formula="of:=COM.MICROSOFT.CONCAT(&quot;[&quot;; COM.MICROSOFT.TEXTJOIN(&quot;,&quot;; 1; [.W4:.Z4]); &quot;]&quot;)" office:value-type="string" office:string-value="[104.1,31.1,15.5,15.5]" calcext:value-type="string">
            <text:p>[104.1,31.1,15.5,15.5]</text:p>
          </table:table-cell>
          <table:table-cell table:number-columns-repeated="3"/>
          <table:table-cell table:style-name="ce11" table:formula="of:=COM.MICROSOFT.CONCAT(&quot;[&quot;; COM.MICROSOFT.TEXTJOIN(&quot;,&quot;; 1; [.AA4:.AD4]); &quot;]&quot;)" office:value-type="string" office:string-value="[122.9,31.1,15.5,15.5]" calcext:value-type="string">
            <text:p>[122.9,31.1,15.5,15.5]</text:p>
          </table:table-cell>
          <table:table-cell table:number-columns-repeated="3"/>
          <table:table-cell table:style-name="ce11" table:formula="of:=COM.MICROSOFT.CONCAT(&quot;[&quot;; COM.MICROSOFT.TEXTJOIN(&quot;,&quot;; 1; [.AE4:.AH4]); &quot;]&quot;)" office:value-type="string" office:string-value="[141.7,31.1,15.5,15.5]" calcext:value-type="string">
            <text:p>[141.7,31.1,15.5,15.5]</text:p>
          </table:table-cell>
          <table:table-cell table:number-columns-repeated="3"/>
          <table:table-cell table:style-name="ce11" table:formula="of:=COM.MICROSOFT.CONCAT(&quot;[&quot;; COM.MICROSOFT.TEXTJOIN(&quot;,&quot;; 1; [.AI4:.AL4]); &quot;]&quot;)" office:value-type="string" office:string-value="[160.5,31.1,15.5,15.5]" calcext:value-type="string">
            <text:p>[160.5,31.1,15.5,15.5]</text:p>
          </table:table-cell>
          <table:table-cell table:number-columns-repeated="3"/>
          <table:table-cell table:style-name="ce11" table:formula="of:=COM.MICROSOFT.CONCAT(&quot;[&quot;; COM.MICROSOFT.TEXTJOIN(&quot;,&quot;; 1; [.AM4:.AP4]); &quot;]&quot;)" office:value-type="string" office:string-value="[179.3,31.1,15.5,15.5]" calcext:value-type="string">
            <text:p>[179.3,31.1,15.5,15.5]</text:p>
          </table:table-cell>
          <table:table-cell table:number-columns-repeated="3"/>
          <table:table-cell table:style-name="ce11" table:formula="of:=COM.MICROSOFT.CONCAT(&quot;[&quot;; COM.MICROSOFT.TEXTJOIN(&quot;,&quot;; 1; [.AQ4:.AT4]); &quot;]&quot;)" office:value-type="string" office:string-value="[198.1,31.1,15.5,15.5]" calcext:value-type="string">
            <text:p>[198.1,31.1,15.5,15.5]</text:p>
          </table:table-cell>
          <table:table-cell table:number-columns-repeated="3"/>
          <table:table-cell table:style-name="ce11" table:formula="of:=COM.MICROSOFT.CONCAT(&quot;[&quot;; COM.MICROSOFT.TEXTJOIN(&quot;,&quot;; 1; [.AU4:.AX4]); &quot;]&quot;)" office:value-type="string" office:string-value="[216.9,31.1,15.5,15.5]" calcext:value-type="string">
            <text:p>[216.9,31.1,15.5,15.5]</text:p>
          </table:table-cell>
          <table:table-cell table:number-columns-repeated="3"/>
          <table:table-cell table:style-name="ce11" table:formula="of:=COM.MICROSOFT.CONCAT(&quot;[&quot;; COM.MICROSOFT.TEXTJOIN(&quot;,&quot;; 1; [.AY4:.BB4]); &quot;]&quot;)" office:value-type="string" office:string-value="[235.7,31.1,15.5,15.5]" calcext:value-type="string">
            <text:p>[235.7,31.1,15.5,15.5]</text:p>
          </table:table-cell>
          <table:table-cell table:number-columns-repeated="3"/>
          <table:table-cell table:style-name="ce11" table:formula="of:=COM.MICROSOFT.CONCAT(&quot;[&quot;; COM.MICROSOFT.TEXTJOIN(&quot;,&quot;; 1; [.BC4:.BF4]); &quot;]&quot;)" office:value-type="string" office:string-value="[254.5,31.1,15.5,15.5]" calcext:value-type="string">
            <text:p>[254.5,31.1,15.5,15.5]</text:p>
          </table:table-cell>
          <table:table-cell table:number-columns-repeated="3"/>
          <table:table-cell table:style-name="ce11" table:formula="of:=COM.MICROSOFT.CONCAT(&quot;[&quot;; COM.MICROSOFT.TEXTJOIN(&quot;,&quot;; 1; [.BG4:.BJ4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K4:.BN4]); &quot;]&quot;)" office:value-type="string" office:string-value="[]" calcext:value-type="string">
            <text:p>[]</text:p>
          </table:table-cell>
          <table:table-cell table:number-columns-repeated="3"/>
          <table:table-cell table:formula="of:=COM.MICROSOFT.CONCAT(COM.MICROSOFT.TEXTJOIN(&quot;,&quot;;1; [.C11:.BF11]); &quot;,&quot;)" office:value-type="string" office:string-value="[0,31.1,25.6,15.5],[28.9,31.1,15.5,15.5],[47.7,31.1,15.5,15.5],[66.5,31.1,15.5,15.5],[85.3,31.1,15.5,15.5],[104.1,31.1,15.5,15.5],[122.9,31.1,15.5,15.5],[141.7,31.1,15.5,15.5],[160.5,31.1,15.5,15.5],[179.3,31.1,15.5,15.5],[198.1,31.1,15.5,15.5],[216.9,31.1,15.5,15.5],[235.7,31.1,15.5,15.5],[254.5,31.1,15.5,15.5]," calcext:value-type="string">
            <text:p>[0,31.1,25.6,15.5],[28.9,31.1,15.5,15.5],[47.7,31.1,15.5,15.5],[66.5,31.1,15.5,15.5],[85.3,31.1,15.5,15.5],[104.1,31.1,15.5,15.5],[122.9,31.1,15.5,15.5],[141.7,31.1,15.5,15.5],[160.5,31.1,15.5,15.5],[179.3,31.1,15.5,15.5],[198.1,31.1,15.5,15.5],[216.9,31.1,15.5,15.5],[235.7,31.1,15.5,15.5],[254.5,31.1,15.5,15.5],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COM.MICROSOFT.CONCAT(&quot;[&quot;; COM.MICROSOFT.TEXTJOIN(&quot;,&quot;; 1; [.C5:.F5]); &quot;]&quot;)" office:value-type="string" office:string-value="[0,49.9,29.95,15.5]" calcext:value-type="string">
            <text:p>[0,49.9,29.95,15.5]</text:p>
          </table:table-cell>
          <table:table-cell table:number-columns-repeated="3"/>
          <table:table-cell table:formula="of:=COM.MICROSOFT.CONCAT(&quot;[&quot;; COM.MICROSOFT.TEXTJOIN(&quot;,&quot;; 1; [.G5:.J5]); &quot;]&quot;)" office:value-type="string" office:string-value="[33.25,49.9,15.5,15.5]" calcext:value-type="string">
            <text:p>[33.25,49.9,15.5,15.5]</text:p>
          </table:table-cell>
          <table:table-cell table:number-columns-repeated="3"/>
          <table:table-cell table:formula="of:=COM.MICROSOFT.CONCAT(&quot;[&quot;; COM.MICROSOFT.TEXTJOIN(&quot;,&quot;; 1; [.K5:.N5]); &quot;]&quot;)" office:value-type="string" office:string-value="[52.05,49.9,15.5,15.5]" calcext:value-type="string">
            <text:p>[52.05,49.9,15.5,15.5]</text:p>
          </table:table-cell>
          <table:table-cell table:number-columns-repeated="3"/>
          <table:table-cell table:formula="of:=COM.MICROSOFT.CONCAT(&quot;[&quot;; COM.MICROSOFT.TEXTJOIN(&quot;,&quot;; 1; [.O5:.R5]); &quot;]&quot;)" office:value-type="string" office:string-value="[70.85,49.9,15.5,15.5]" calcext:value-type="string">
            <text:p>[70.85,49.9,15.5,15.5]</text:p>
          </table:table-cell>
          <table:table-cell table:number-columns-repeated="3"/>
          <table:table-cell table:formula="of:=COM.MICROSOFT.CONCAT(&quot;[&quot;; COM.MICROSOFT.TEXTJOIN(&quot;,&quot;; 1; [.S5:.V5]); &quot;]&quot;)" office:value-type="string" office:string-value="[89.65,49.9,15.5,15.5]" calcext:value-type="string">
            <text:p>[89.65,49.9,15.5,15.5]</text:p>
          </table:table-cell>
          <table:table-cell table:number-columns-repeated="3"/>
          <table:table-cell table:formula="of:=COM.MICROSOFT.CONCAT(&quot;[&quot;; COM.MICROSOFT.TEXTJOIN(&quot;,&quot;; 1; [.W5:.Z5]); &quot;]&quot;)" office:value-type="string" office:string-value="[108.45,49.9,15.5,15.5]" calcext:value-type="string">
            <text:p>[108.45,49.9,15.5,15.5]</text:p>
          </table:table-cell>
          <table:table-cell table:number-columns-repeated="3"/>
          <table:table-cell table:style-name="ce11" table:formula="of:=COM.MICROSOFT.CONCAT(&quot;[&quot;; COM.MICROSOFT.TEXTJOIN(&quot;,&quot;; 1; [.AA5:.AD5]); &quot;]&quot;)" office:value-type="string" office:string-value="[127.25,49.9,15.5,15.5]" calcext:value-type="string">
            <text:p>[127.25,49.9,15.5,15.5]</text:p>
          </table:table-cell>
          <table:table-cell table:number-columns-repeated="3"/>
          <table:table-cell table:style-name="ce11" table:formula="of:=COM.MICROSOFT.CONCAT(&quot;[&quot;; COM.MICROSOFT.TEXTJOIN(&quot;,&quot;; 1; [.AE5:.AH5]); &quot;]&quot;)" office:value-type="string" office:string-value="[146.05,49.9,15.5,15.5]" calcext:value-type="string">
            <text:p>[146.05,49.9,15.5,15.5]</text:p>
          </table:table-cell>
          <table:table-cell table:number-columns-repeated="3"/>
          <table:table-cell table:style-name="ce11" table:formula="of:=COM.MICROSOFT.CONCAT(&quot;[&quot;; COM.MICROSOFT.TEXTJOIN(&quot;,&quot;; 1; [.AI5:.AL5]); &quot;]&quot;)" office:value-type="string" office:string-value="[164.85,49.9,15.5,15.5]" calcext:value-type="string">
            <text:p>[164.85,49.9,15.5,15.5]</text:p>
          </table:table-cell>
          <table:table-cell table:number-columns-repeated="3"/>
          <table:table-cell table:style-name="ce11" table:formula="of:=COM.MICROSOFT.CONCAT(&quot;[&quot;; COM.MICROSOFT.TEXTJOIN(&quot;,&quot;; 1; [.AM5:.AP5]); &quot;]&quot;)" office:value-type="string" office:string-value="[183.65,49.9,15.5,15.5]" calcext:value-type="string">
            <text:p>[183.65,49.9,15.5,15.5]</text:p>
          </table:table-cell>
          <table:table-cell table:number-columns-repeated="3"/>
          <table:table-cell table:style-name="ce11" table:formula="of:=COM.MICROSOFT.CONCAT(&quot;[&quot;; COM.MICROSOFT.TEXTJOIN(&quot;,&quot;; 1; [.AQ5:.AT5]); &quot;]&quot;)" office:value-type="string" office:string-value="[202.45,49.9,15.5,15.5]" calcext:value-type="string">
            <text:p>[202.45,49.9,15.5,15.5]</text:p>
          </table:table-cell>
          <table:table-cell table:number-columns-repeated="3"/>
          <table:table-cell table:style-name="ce11" table:formula="of:=COM.MICROSOFT.CONCAT(&quot;[&quot;; COM.MICROSOFT.TEXTJOIN(&quot;,&quot;; 1; [.AU5:.AX5]); &quot;]&quot;)" office:value-type="string" office:string-value="[221.25,49.9,15.5,15.5]" calcext:value-type="string">
            <text:p>[221.25,49.9,15.5,15.5]</text:p>
          </table:table-cell>
          <table:table-cell table:number-columns-repeated="3"/>
          <table:table-cell table:style-name="ce11" table:formula="of:=COM.MICROSOFT.CONCAT(&quot;[&quot;; COM.MICROSOFT.TEXTJOIN(&quot;,&quot;; 1; [.AY5:.BB5]); &quot;]&quot;)" office:value-type="string" office:string-value="[240.05,49.9,29.95,15.5]" calcext:value-type="string">
            <text:p>[240.05,49.9,29.95,15.5]</text:p>
          </table:table-cell>
          <table:table-cell table:number-columns-repeated="3"/>
          <table:table-cell table:style-name="ce11" table:formula="of:=COM.MICROSOFT.CONCAT(&quot;[&quot;; COM.MICROSOFT.TEXTJOIN(&quot;,&quot;; 1; [.BC5:.BF5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G5:.BJ5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K5:.BN5]); &quot;]&quot;)" office:value-type="string" office:string-value="[]" calcext:value-type="string">
            <text:p>[]</text:p>
          </table:table-cell>
          <table:table-cell table:number-columns-repeated="3"/>
          <table:table-cell table:formula="of:=COM.MICROSOFT.CONCAT(COM.MICROSOFT.TEXTJOIN(&quot;,&quot;;1; [.C12:.BF12]); &quot;,&quot;)" office:value-type="string" office:string-value="[0,49.9,29.95,15.5],[33.25,49.9,15.5,15.5],[52.05,49.9,15.5,15.5],[70.85,49.9,15.5,15.5],[89.65,49.9,15.5,15.5],[108.45,49.9,15.5,15.5],[127.25,49.9,15.5,15.5],[146.05,49.9,15.5,15.5],[164.85,49.9,15.5,15.5],[183.65,49.9,15.5,15.5],[202.45,49.9,15.5,15.5],[221.25,49.9,15.5,15.5],[240.05,49.9,29.95,15.5],[]," calcext:value-type="string">
            <text:p>[0,49.9,29.95,15.5],[33.25,49.9,15.5,15.5],[52.05,49.9,15.5,15.5],[70.85,49.9,15.5,15.5],[89.65,49.9,15.5,15.5],[108.45,49.9,15.5,15.5],[127.25,49.9,15.5,15.5],[146.05,49.9,15.5,15.5],[164.85,49.9,15.5,15.5],[183.65,49.9,15.5,15.5],[202.45,49.9,15.5,15.5],[221.25,49.9,15.5,15.5],[240.05,49.9,29.95,15.5],[],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COM.MICROSOFT.CONCAT(&quot;[&quot;; COM.MICROSOFT.TEXTJOIN(&quot;,&quot;; 1; [.C6:.F6]); &quot;]&quot;)" office:value-type="string" office:string-value="[0,68.7,37.7,15.5]" calcext:value-type="string">
            <text:p>[0,68.7,37.7,15.5]</text:p>
          </table:table-cell>
          <table:table-cell table:number-columns-repeated="3"/>
          <table:table-cell table:formula="of:=COM.MICROSOFT.CONCAT(&quot;[&quot;; COM.MICROSOFT.TEXTJOIN(&quot;,&quot;; 1; [.G6:.J6]); &quot;]&quot;)" office:value-type="string" office:string-value="[41,68.7,15.5,15.5]" calcext:value-type="string">
            <text:p>[41,68.7,15.5,15.5]</text:p>
          </table:table-cell>
          <table:table-cell table:number-columns-repeated="3"/>
          <table:table-cell table:formula="of:=COM.MICROSOFT.CONCAT(&quot;[&quot;; COM.MICROSOFT.TEXTJOIN(&quot;,&quot;; 1; [.K6:.N6]); &quot;]&quot;)" office:value-type="string" office:string-value="[59.8,68.7,15.5,15.5]" calcext:value-type="string">
            <text:p>[59.8,68.7,15.5,15.5]</text:p>
          </table:table-cell>
          <table:table-cell table:number-columns-repeated="3"/>
          <table:table-cell table:formula="of:=COM.MICROSOFT.CONCAT(&quot;[&quot;; COM.MICROSOFT.TEXTJOIN(&quot;,&quot;; 1; [.O6:.R6]); &quot;]&quot;)" office:value-type="string" office:string-value="[78.6,68.7,15.5,15.5]" calcext:value-type="string">
            <text:p>[78.6,68.7,15.5,15.5]</text:p>
          </table:table-cell>
          <table:table-cell table:number-columns-repeated="3"/>
          <table:table-cell table:formula="of:=COM.MICROSOFT.CONCAT(&quot;[&quot;; COM.MICROSOFT.TEXTJOIN(&quot;,&quot;; 1; [.S6:.V6]); &quot;]&quot;)" office:value-type="string" office:string-value="[97.4,68.7,15.5,15.5]" calcext:value-type="string">
            <text:p>[97.4,68.7,15.5,15.5]</text:p>
          </table:table-cell>
          <table:table-cell table:number-columns-repeated="3"/>
          <table:table-cell table:formula="of:=COM.MICROSOFT.CONCAT(&quot;[&quot;; COM.MICROSOFT.TEXTJOIN(&quot;,&quot;; 1; [.W6:.Z6]); &quot;]&quot;)" office:value-type="string" office:string-value="[116.2,68.7,15.5,15.5]" calcext:value-type="string">
            <text:p>[116.2,68.7,15.5,15.5]</text:p>
          </table:table-cell>
          <table:table-cell table:number-columns-repeated="3"/>
          <table:table-cell table:style-name="ce11" table:formula="of:=COM.MICROSOFT.CONCAT(&quot;[&quot;; COM.MICROSOFT.TEXTJOIN(&quot;,&quot;; 1; [.AA6:.AD6]); &quot;]&quot;)" office:value-type="string" office:string-value="[135,68.7,15.5,15.5]" calcext:value-type="string">
            <text:p>[135,68.7,15.5,15.5]</text:p>
          </table:table-cell>
          <table:table-cell table:number-columns-repeated="3"/>
          <table:table-cell table:style-name="ce11" table:formula="of:=COM.MICROSOFT.CONCAT(&quot;[&quot;; COM.MICROSOFT.TEXTJOIN(&quot;,&quot;; 1; [.AE6:.AH6]); &quot;]&quot;)" office:value-type="string" office:string-value="[153.8,68.7,15.5,15.5]" calcext:value-type="string">
            <text:p>[153.8,68.7,15.5,15.5]</text:p>
          </table:table-cell>
          <table:table-cell table:number-columns-repeated="3"/>
          <table:table-cell table:style-name="ce11" table:formula="of:=COM.MICROSOFT.CONCAT(&quot;[&quot;; COM.MICROSOFT.TEXTJOIN(&quot;,&quot;; 1; [.AI6:.AL6]); &quot;]&quot;)" office:value-type="string" office:string-value="[172.6,68.7,15.5,15.5]" calcext:value-type="string">
            <text:p>[172.6,68.7,15.5,15.5]</text:p>
          </table:table-cell>
          <table:table-cell table:number-columns-repeated="3"/>
          <table:table-cell table:style-name="ce11" table:formula="of:=COM.MICROSOFT.CONCAT(&quot;[&quot;; COM.MICROSOFT.TEXTJOIN(&quot;,&quot;; 1; [.AM6:.AP6]); &quot;]&quot;)" office:value-type="string" office:string-value="[191.4,68.7,15.5,15.5]" calcext:value-type="string">
            <text:p>[191.4,68.7,15.5,15.5]</text:p>
          </table:table-cell>
          <table:table-cell table:number-columns-repeated="3"/>
          <table:table-cell table:style-name="ce11" table:formula="of:=COM.MICROSOFT.CONCAT(&quot;[&quot;; COM.MICROSOFT.TEXTJOIN(&quot;,&quot;; 1; [.AQ6:.AT6]); &quot;]&quot;)" office:value-type="string" office:string-value="[210.2,68.7,15.5,15.5]" calcext:value-type="string">
            <text:p>[210.2,68.7,15.5,15.5]</text:p>
          </table:table-cell>
          <table:table-cell table:number-columns-repeated="3"/>
          <table:table-cell table:style-name="ce11" table:formula="of:=COM.MICROSOFT.CONCAT(&quot;[&quot;; COM.MICROSOFT.TEXTJOIN(&quot;,&quot;; 1; [.AU6:.AX6]); &quot;]&quot;)" office:value-type="string" office:string-value="[229,68.7,22.2,15.5]" calcext:value-type="string">
            <text:p>[229,68.7,22.2,15.5]</text:p>
          </table:table-cell>
          <table:table-cell table:number-columns-repeated="3"/>
          <table:table-cell table:style-name="ce11" table:formula="of:=COM.MICROSOFT.CONCAT(&quot;[&quot;; COM.MICROSOFT.TEXTJOIN(&quot;,&quot;; 1; [.AY6:.BB6]); &quot;]&quot;)" office:value-type="string" office:string-value="[254.5,68.7,15.5,15.5]" calcext:value-type="string">
            <text:p>[254.5,68.7,15.5,15.5]</text:p>
          </table:table-cell>
          <table:table-cell table:number-columns-repeated="3"/>
          <table:table-cell table:style-name="ce11" table:formula="of:=COM.MICROSOFT.CONCAT(&quot;[&quot;; COM.MICROSOFT.TEXTJOIN(&quot;,&quot;; 1; [.BC6:.BF6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G6:.BJ6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K6:.BN6]); &quot;]&quot;)" office:value-type="string" office:string-value="[]" calcext:value-type="string">
            <text:p>[]</text:p>
          </table:table-cell>
          <table:table-cell table:number-columns-repeated="3"/>
          <table:table-cell table:formula="of:=COM.MICROSOFT.CONCAT(COM.MICROSOFT.TEXTJOIN(&quot;,&quot;;1; [.C13:.BF13]); &quot;,&quot;)" office:value-type="string" office:string-value="[0,68.7,37.7,15.5],[41,68.7,15.5,15.5],[59.8,68.7,15.5,15.5],[78.6,68.7,15.5,15.5],[97.4,68.7,15.5,15.5],[116.2,68.7,15.5,15.5],[135,68.7,15.5,15.5],[153.8,68.7,15.5,15.5],[172.6,68.7,15.5,15.5],[191.4,68.7,15.5,15.5],[210.2,68.7,15.5,15.5],[229,68.7,22.2,15.5],[254.5,68.7,15.5,15.5],[]," calcext:value-type="string">
            <text:p>[0,68.7,37.7,15.5],[41,68.7,15.5,15.5],[59.8,68.7,15.5,15.5],[78.6,68.7,15.5,15.5],[97.4,68.7,15.5,15.5],[116.2,68.7,15.5,15.5],[135,68.7,15.5,15.5],[153.8,68.7,15.5,15.5],[172.6,68.7,15.5,15.5],[191.4,68.7,15.5,15.5],[210.2,68.7,15.5,15.5],[229,68.7,22.2,15.5],[254.5,68.7,15.5,15.5],[],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formula="of:=COM.MICROSOFT.CONCAT(&quot;[&quot;; COM.MICROSOFT.TEXTJOIN(&quot;,&quot;; 1; [.C7:.F7]); &quot;]&quot;)" office:value-type="string" office:string-value="[0,87.5,18.9,15.5]" calcext:value-type="string">
            <text:p>[0,87.5,18.9,15.5]</text:p>
          </table:table-cell>
          <table:table-cell table:number-columns-repeated="3"/>
          <table:table-cell table:formula="of:=COM.MICROSOFT.CONCAT(&quot;[&quot;; COM.MICROSOFT.TEXTJOIN(&quot;,&quot;; 1; [.G7:.J7]); &quot;]&quot;)" office:value-type="string" office:string-value="[22.2,87.5,15.5,15.5]" calcext:value-type="string">
            <text:p>[22.2,87.5,15.5,15.5]</text:p>
          </table:table-cell>
          <table:table-cell table:number-columns-repeated="3"/>
          <table:table-cell table:formula="of:=COM.MICROSOFT.CONCAT(&quot;[&quot;; COM.MICROSOFT.TEXTJOIN(&quot;,&quot;; 1; [.K7:.N7]); &quot;]&quot;)" office:value-type="string" office:string-value="[41,87.5,15.5,15.5]" calcext:value-type="string">
            <text:p>[41,87.5,15.5,15.5]</text:p>
          </table:table-cell>
          <table:table-cell table:number-columns-repeated="3"/>
          <table:table-cell table:formula="of:=COM.MICROSOFT.CONCAT(&quot;[&quot;; COM.MICROSOFT.TEXTJOIN(&quot;,&quot;; 1; [.O7:.R7]); &quot;]&quot;)" office:value-type="string" office:string-value="[59.8,87.5,15.5,15.5]" calcext:value-type="string">
            <text:p>[59.8,87.5,15.5,15.5]</text:p>
          </table:table-cell>
          <table:table-cell table:number-columns-repeated="3"/>
          <table:table-cell table:formula="of:=COM.MICROSOFT.CONCAT(&quot;[&quot;; COM.MICROSOFT.TEXTJOIN(&quot;,&quot;; 1; [.S7:.V7]); &quot;]&quot;)" office:value-type="string" office:string-value="[78.6,87.5,92,15.5]" calcext:value-type="string">
            <text:p>[78.6,87.5,92,15.5]</text:p>
          </table:table-cell>
          <table:table-cell table:number-columns-repeated="3"/>
          <table:table-cell table:formula="of:=COM.MICROSOFT.CONCAT(&quot;[&quot;; COM.MICROSOFT.TEXTJOIN(&quot;,&quot;; 1; [.W7:.Z7]); &quot;]&quot;)" office:value-type="string" office:string-value="[173.9,87.5,15.5,15.5]" calcext:value-type="string">
            <text:p>[173.9,87.5,15.5,15.5]</text:p>
          </table:table-cell>
          <table:table-cell table:number-columns-repeated="3"/>
          <table:table-cell table:style-name="ce11" table:formula="of:=COM.MICROSOFT.CONCAT(&quot;[&quot;; COM.MICROSOFT.TEXTJOIN(&quot;,&quot;; 1; [.AA7:.AD7]); &quot;]&quot;)" office:value-type="string" office:string-value="[192.7,87.5,15.5,15.5]" calcext:value-type="string">
            <text:p>[192.7,87.5,15.5,15.5]</text:p>
          </table:table-cell>
          <table:table-cell table:number-columns-repeated="3"/>
          <table:table-cell table:style-name="ce11" table:formula="of:=COM.MICROSOFT.CONCAT(&quot;[&quot;; COM.MICROSOFT.TEXTJOIN(&quot;,&quot;; 1; [.AE7:.AH7]); &quot;]&quot;)" office:value-type="string" office:string-value="[211.5,87.5,20.9,15.5]" calcext:value-type="string">
            <text:p>[211.5,87.5,20.9,15.5]</text:p>
          </table:table-cell>
          <table:table-cell table:number-columns-repeated="3"/>
          <table:table-cell table:style-name="ce11" table:formula="of:=COM.MICROSOFT.CONCAT(&quot;[&quot;; COM.MICROSOFT.TEXTJOIN(&quot;,&quot;; 1; [.AI7:.AL7]); &quot;]&quot;)" office:value-type="string" office:string-value="[235.7,87.5,15.5,15.5]" calcext:value-type="string">
            <text:p>[235.7,87.5,15.5,15.5]</text:p>
          </table:table-cell>
          <table:table-cell table:number-columns-repeated="3"/>
          <table:table-cell table:style-name="ce11" table:formula="of:=COM.MICROSOFT.CONCAT(&quot;[&quot;; COM.MICROSOFT.TEXTJOIN(&quot;,&quot;; 1; [.AM7:.AP7]); &quot;]&quot;)" office:value-type="string" office:string-value="[254.5,87.5,15.5,15.5]" calcext:value-type="string">
            <text:p>[254.5,87.5,15.5,15.5]</text:p>
          </table:table-cell>
          <table:table-cell table:number-columns-repeated="3"/>
          <table:table-cell table:style-name="ce11" table:formula="of:=COM.MICROSOFT.CONCAT(&quot;[&quot;; COM.MICROSOFT.TEXTJOIN(&quot;,&quot;; 1; [.AQ7:.AT7]); &quot;]&quot;)" office:value-type="string" office:string-value="[273.3,87.5,15.5,15.5]" calcext:value-type="string">
            <text:p>[273.3,87.5,15.5,15.5]</text:p>
          </table:table-cell>
          <table:table-cell table:number-columns-repeated="3"/>
          <table:table-cell table:style-name="ce11" table:formula="of:=COM.MICROSOFT.CONCAT(&quot;[&quot;; COM.MICROSOFT.TEXTJOIN(&quot;,&quot;; 1; [.AU7:.AX7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AY7:.BB7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C7:.BF7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G7:.BJ7]); &quot;]&quot;)" office:value-type="string" office:string-value="[]" calcext:value-type="string">
            <text:p>[]</text:p>
          </table:table-cell>
          <table:table-cell table:number-columns-repeated="3"/>
          <table:table-cell table:style-name="ce11" table:formula="of:=COM.MICROSOFT.CONCAT(&quot;[&quot;; COM.MICROSOFT.TEXTJOIN(&quot;,&quot;; 1; [.BK7:.BN7]); &quot;]&quot;)" office:value-type="string" office:string-value="[]" calcext:value-type="string">
            <text:p>[]</text:p>
          </table:table-cell>
          <table:table-cell table:number-columns-repeated="3"/>
          <table:table-cell table:formula="of:=COM.MICROSOFT.CONCAT(COM.MICROSOFT.TEXTJOIN(&quot;,&quot;;1; [.C14:.BF14]); &quot;,&quot;)" office:value-type="string" office:string-value="[0,87.5,18.9,15.5],[22.2,87.5,15.5,15.5],[41,87.5,15.5,15.5],[59.8,87.5,15.5,15.5],[78.6,87.5,92,15.5],[173.9,87.5,15.5,15.5],[192.7,87.5,15.5,15.5],[211.5,87.5,20.9,15.5],[235.7,87.5,15.5,15.5],[254.5,87.5,15.5,15.5],[273.3,87.5,15.5,15.5],[],[],[]," calcext:value-type="string">
            <text:p>[0,87.5,18.9,15.5],[22.2,87.5,15.5,15.5],[41,87.5,15.5,15.5],[59.8,87.5,15.5,15.5],[78.6,87.5,92,15.5],[173.9,87.5,15.5,15.5],[192.7,87.5,15.5,15.5],[211.5,87.5,20.9,15.5],[235.7,87.5,15.5,15.5],[254.5,87.5,15.5,15.5],[273.3,87.5,15.5,15.5],[],[],[],</text:p>
          </table:table-cell>
          <table:table-cell table:number-columns-repeated="95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5:36:25.272616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36:27.277460308</meta:creation-date>
    <meta:editing-duration>PT1H53M34S</meta:editing-duration>
    <meta:editing-cycles>4</meta:editing-cycles>
    <meta:generator>LibreOffice/6.0.7.3$Linux_X86_64 LibreOffice_project/00m0$Build-3</meta:generator>
    <dc:date>2019-04-22T19:18:00.320425384</dc:date>
    <meta:document-statistic meta:table-count="1" meta:cell-count="456" meta:object-count="0"/>
  </office:meta>
</office:document-meta>
</file>